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3e02b" officeooo:paragraph-rsid="0003e02b"/>
    </style:style>
    <style:style style:name="P2" style:family="paragraph" style:parent-style-name="Heading_20_1">
      <style:text-properties officeooo:rsid="0003e02b" officeooo:paragraph-rsid="0003e02b"/>
    </style:style>
    <style:style style:name="P3" style:family="paragraph" style:parent-style-name="Heading_20_2">
      <style:text-properties officeooo:rsid="000553c9" officeooo:paragraph-rsid="000553c9"/>
    </style:style>
    <style:style style:name="P4" style:family="paragraph" style:parent-style-name="Heading_20_2">
      <style:text-properties officeooo:rsid="000bf66e" officeooo:paragraph-rsid="000bf66e"/>
    </style:style>
    <style:style style:name="P5" style:family="paragraph" style:parent-style-name="Text_20_body" style:list-style-name="L1">
      <style:text-properties officeooo:rsid="0003e02b" officeooo:paragraph-rsid="0003e02b"/>
    </style:style>
    <style:style style:name="P6" style:family="paragraph" style:parent-style-name="Text_20_body" style:list-style-name="L2">
      <style:text-properties officeooo:rsid="0003e02b" officeooo:paragraph-rsid="0003e02b"/>
    </style:style>
    <style:style style:name="P7" style:family="paragraph" style:parent-style-name="Text_20_body" style:list-style-name="L4">
      <style:text-properties officeooo:rsid="0003e02b" officeooo:paragraph-rsid="000bf66e"/>
    </style:style>
    <style:style style:name="P8" style:family="paragraph" style:parent-style-name="Text_20_body" style:list-style-name="L4">
      <style:text-properties officeooo:rsid="000458b7" officeooo:paragraph-rsid="000bf66e"/>
    </style:style>
    <style:style style:name="P9" style:family="paragraph" style:parent-style-name="Text_20_body" style:list-style-name="L3">
      <style:text-properties officeooo:rsid="000553c9" officeooo:paragraph-rsid="000553c9"/>
    </style:style>
    <style:style style:name="T1" style:family="text">
      <style:text-properties officeooo:rsid="00083c45"/>
    </style:style>
    <style:style style:name="T2" style:family="text">
      <style:text-properties officeooo:rsid="000b6c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2">Crate</text:span> Commander</text:h>
      <text:p text:style-name="P1">You must keep too much of the cargo on a spaceship from being destroyed by arranging it as the ship's inertial stabilizer fails and it makes some wild maneuvers.</text:p>
      <text:h text:style-name="Heading_20_2" text:outline-level="2">Hazards</text:h>
      <text:list xml:id="list6769840646558189518" text:style-name="L1">
        <text:list-item>
          <text:p text:style-name="P5">Sudden turns</text:p>
        </text:list-item>
        <text:list-item>
          <text:p text:style-name="P5">Sudden acceleration/deceleration</text:p>
        </text:list-item>
        <text:list-item>
          <text:p text:style-name="P5">Cargo door malfunctions</text:p>
        </text:list-item>
        <text:list-item>
          <text:p text:style-name="P5">Explosions (causes vibrations)</text:p>
        </text:list-item>
      </text:list>
      <text:h text:style-name="P4" text:outline-level="2">Objectives</text:h>
      <text:list xml:id="list1330258139363385204" text:style-name="L4">
        <text:list-item>
          <text:p text:style-name="P7">Pirates (they demand you push 3 crates out the cargo door)</text:p>
        </text:list-item>
        <text:list-item>
          <text:p text:style-name="P8">Need for fuel</text:p>
        </text:list-item>
      </text:list>
      <text:h text:style-name="Heading_20_2" text:outline-level="2">Crate Types</text:h>
      <text:list xml:id="list1919266896286045423" text:style-name="L2">
        <text:list-item>
          <text:p text:style-name="P6">Giant presents <text:span text:style-name="T1">(Worth extra points at the end)</text:span></text:p>
        </text:list-item>
        <text:list-item>
          <text:p text:style-name="P6">Long crates labeled “Bob's Honest Freight Co.”</text:p>
        </text:list-item>
        <text:list-item>
          <text:p text:style-name="P6">Square boxes labeled “Nile Shipping”</text:p>
        </text:list-item>
        <text:list-item>
          <text:p text:style-name="P6">Boxes with rounded corners and trefoils on them</text:p>
        </text:list-item>
        <text:list-item>
          <text:p text:style-name="P6">Extremely heavy boxes labeled “Enriched Neutronium”</text:p>
        </text:list-item>
        <text:list-item>
          <text:p text:style-name="P6">Fuel barrels (for the ship)</text:p>
        </text:list-item>
      </text:list>
      <text:h text:style-name="P3" text:outline-level="2">Commands</text:h>
      <text:list xml:id="list1554503521636185012" text:style-name="L3">
        <text:list-item>
          <text:p text:style-name="P9">WASD/Arrows – Move bot around</text:p>
        </text:list-item>
        <text:list-item>
          <text:p text:style-name="P9">Space – Grab crate</text:p>
        </text:list-item>
        <text:list-item>
          <text:p text:style-name="P9">Enter – Raise/lower doors</text:p>
        </text:list-item>
        <text:list-item>
          <text:p text:style-name="P9">Right shift – Raise/lower elevators</text:p>
        </text:list-item>
      </text:list>
      <text:p text:style-name="P1"/>
      <text:p text:style-name="P1">As the cargo commander you control a “cargo robot”, which has a large magnet on the front that can be used to grab crates.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18:47:35.792000000</meta:creation-date>
    <dc:date>2014-12-06T17:26:06.613000000</dc:date>
    <meta:editing-duration>PT13H46M27S</meta:editing-duration>
    <meta:editing-cycles>8</meta:editing-cycles>
    <meta:generator>LibreOffice/4.2.5.2$Windows_x86 LibreOffice_project/6ff819b65674ae6c83f3cbab9e4a4c2b292a7a94</meta:generator>
    <meta:document-statistic meta:table-count="0" meta:image-count="0" meta:object-count="0" meta:page-count="2" meta:paragraph-count="23" meta:word-count="153" meta:character-count="878" meta:non-whitespace-character-count="760"/>
  </office:meta>
</office:document-meta>
</file>